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" text:anchor-type="as-char" svg:x="0in" svg:y="0in" svg:width="5.45881in" svg:height="4.32538in" style:rel-width="scale" style:rel-height="scale"><draw:image xlink:href="media/image1.png" xlink:type="simple" xlink:show="embed" xlink:actuate="onLoad"/><svg:title/><svg:desc>Interfaz de usuario gráfica, Texto, Aplicación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a Aguilar cabello</meta:initial-creator>
    <dc:creator>Laura Aguilar cabello</dc:creator>
    <meta:creation-date>2023-11-03T19:25:00Z</meta:creation-date>
    <dc:date>2023-11-03T19:28:00Z</dc:date>
    <meta:template xlink:href="Normal" xlink:type="simple"/>
    <meta:editing-cycles>1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